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aca" officeooo:paragraph-rsid="000f7aca"/>
    </style:style>
    <style:style style:name="P2" style:family="paragraph" style:parent-style-name="Standard">
      <style:text-properties officeooo:rsid="00109272" officeooo:paragraph-rsid="00109272"/>
    </style:style>
    <style:style style:name="P3" style:family="paragraph" style:parent-style-name="Standard">
      <style:text-properties officeooo:rsid="00109272" officeooo:paragraph-rsid="0011c7a7"/>
    </style:style>
    <style:style style:name="P4" style:family="paragraph" style:parent-style-name="Standard">
      <style:text-properties officeooo:rsid="0011c7a7" officeooo:paragraph-rsid="0011c7a7"/>
    </style:style>
    <style:style style:name="P5" style:family="paragraph" style:parent-style-name="Standard">
      <style:text-properties officeooo:rsid="0011c7a7" officeooo:paragraph-rsid="00120382"/>
    </style:style>
    <style:style style:name="P6" style:family="paragraph" style:parent-style-name="Standard">
      <style:text-properties officeooo:rsid="00122bc6" officeooo:paragraph-rsid="00122bc6"/>
    </style:style>
    <style:style style:name="P7" style:family="paragraph" style:parent-style-name="Standard">
      <style:paragraph-properties fo:break-before="page"/>
      <style:text-properties officeooo:rsid="000f7aca" officeooo:paragraph-rsid="000f7a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logique</text:p>
      <text:p text:style-name="P1">Implémentation d’un algorithme d’unification de Martelli-Montanari</text:p>
      <text:p text:style-name="P1"/>
      <text:p text:style-name="P1"/>
      <text:p text:style-name="P1"/>
      <text:p text:style-name="P1"/>
      <text:p text:style-name="P7"/>
      <text:p text:style-name="P7">1 Règles de transformation</text:p>
      <text:p text:style-name="P1"/>
      <text:p text:style-name="P1">1.1 Liste des règles</text:p>
      <text:p text:style-name="P1"/>
      <text:p text:style-name="P3">E est une équation du type X?=T</text:p>
      <text:p text:style-name="P3"/>
      <text:p text:style-name="P1">a) Rename</text:p>
      <text:p text:style-name="P1"/>
      <text:p text:style-name="P2"><text:tab/>regles(E,rename) :- <text:tab/>arg(1,E,X), arg(2,E,T), var(X), var(T), !.</text:p>
      <text:p text:style-name="P2"/>
      <text:p text:style-name="P4">La règle rename ne s’applique que pour deux variables.</text:p>
      <text:p text:style-name="P2">On récupère X et T et on vérifie si ce sont bien des variables. </text:p>
      <text:p text:style-name="P2"/>
      <text:p text:style-name="P2"/>
      <text:p text:style-name="P1">b) Simplify</text:p>
      <text:p text:style-name="P1"/>
      <text:p text:style-name="P2"><text:tab/>regles(E,simplify) :- <text:tab/>arg(1,E,X), arg(2,E,A), var(X), nonvar(A), ! ;</text:p>
      <text:p text:style-name="P2"><text:tab/><text:tab/><text:tab/><text:tab/>arg(1,E,X), arg(2,E,A), nonvar(X), nonvar(A), X==A, !.</text:p>
      <text:p text:style-name="P2"/>
      <text:p text:style-name="P4">La règle simplify ne s’applique que sur une variable et un terme composé ou deux termes composés.</text:p>
      <text:p text:style-name="P5">On récupère X et T ,<text:tab/>soit X est une variable et T est instancié ( une constante ou un terme composé <text:s/>),</text:p>
      <text:p text:style-name="P5"><text:tab/><text:tab/><text:tab/>soit X est instancier, et T est instancie, donc X doit être égal à T.</text:p>
      <text:p text:style-name="P4"/>
      <text:p text:style-name="P1">c) Expand</text:p>
      <text:p text:style-name="P1"/>
      <text:p text:style-name="P6"><text:tab/>regles(E,expand) :- arg(1,E,X), arg(2,E,T), var(X), compound(T), \+occur_check(X,T), !. </text:p>
      <text:p text:style-name="P6"/>
      <text:p text:style-name="P6">La règle expand ne s’applique que sur une variable et un terme composé.</text:p>
      <text:p text:style-name="P6"/>
      <text:p text:style-name="P6"/>
      <text:p text:style-name="P1">d) Check</text:p>
      <text:p text:style-name="P1">e) Orient</text:p>
      <text:p text:style-name="P1">f) Decompose</text:p>
      <text:p text:style-name="P1">g) Cl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8:09:47.095115101</meta:creation-date>
    <dc:date>2017-12-12T18:46:33.838007148</dc:date>
    <meta:editing-duration>PT36M4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22" meta:word-count="158" meta:character-count="968" meta:non-whitespace-character-count="817"/>
  </office:meta>
</office:document-meta>
</file>